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orszam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v2</text:p>
          </table:table-cell>
          <table:table-cell office:value-type="string" table:style-name="ce1">
            <text:p>v3</text:p>
          </table:table-cell>
          <table:table-cell office:value-type="string" table:style-name="ce1">
            <text:p>v4</text:p>
          </table:table-cell>
          <table:table-cell office:value-type="string" table:style-name="ce1">
            <text:p>v5</text:p>
          </table:table-cell>
          <table:table-cell office:value-type="string" table:style-name="ce1">
            <text:p>v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bari Kálmán (EXT)</meta:initial-creator>
    <dc:creator>Abari Kálmán (EXT)</dc:creator>
    <meta:creation-date>2023-03-13T09:04:11Z</meta:creation-date>
    <dc:date>2023-03-22T18:21:16Z</dc:date>
  </office:meta>
</office:document-meta>
</file>